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Liberation Serif1" svg:font-family="'Liberation Serif', serif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itle">
      <style:text-properties fo:language="de" fo:country="DE"/>
    </style:style>
    <style:style style:name="P5" style:family="paragraph" style:parent-style-name="Subtitle">
      <style:text-properties fo:language="de" fo:country="DE"/>
    </style:style>
    <style:style style:name="P6" style:family="paragraph" style:parent-style-name="Contents_20_Heading">
      <style:text-properties fo:language="de" fo:country="DE"/>
    </style:style>
    <style:style style:name="P7" style:family="paragraph" style:parent-style-name="Preformatted_20_Text">
      <style:text-properties fo:color="#a9b7c6" style:font-name="JetBrains Mono" fo:language="de" fo:country="DE"/>
    </style:style>
    <style:style style:name="P8" style:family="paragraph" style:parent-style-name="Preformatted_20_Text">
      <style:text-properties fo:color="#a9b7c6" style:font-name="JetBrains Mono" fo:language="de" fo:country="DE" fo:background-color="#fff200"/>
    </style:style>
    <style:style style:name="P9" style:family="paragraph" style:parent-style-name="Preformatted_20_Text">
      <style:text-properties fo:color="#808080" style:font-name="JetBrains Mono" fo:language="de" fo:country="DE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language="de" fo:country="DE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a9b7c6" fo:language="de" fo:country="DE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8888c6" style:font-name="JetBrains Mono" fo:language="de" fo:country="DE"/>
    </style:style>
    <style:style style:name="P13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 fo:language="de" fo:country="DE"/>
    </style:style>
    <style:style style:name="P14" style:family="paragraph" style:parent-style-name="Preformatted_20_Text">
      <style:paragraph-properties fo:background-color="#2b2b2b">
        <style:background-image/>
      </style:paragraph-properties>
      <style:text-properties fo:color="#808080" style:font-name="JetBrains Mono" fo:language="de" fo:country="DE"/>
    </style:style>
    <style:style style:name="P15" style:family="paragraph" style:parent-style-name="Preformatted_20_Text">
      <style:paragraph-properties fo:background-color="#2b2b2b">
        <style:background-image/>
      </style:paragraph-properties>
      <style:text-properties fo:color="#808080" fo:language="de" fo:country="DE"/>
    </style:style>
    <style:style style:name="P1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fo:language="de" fo:country="DE"/>
    </style:style>
    <style:style style:name="P17" style:family="paragraph" style:parent-style-name="Text_20_body">
      <style:text-properties fo:language="de" fo:country="DE" fo:background-color="#ffffff"/>
    </style:style>
    <style:style style:name="P18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19" style:family="paragraph" style:parent-style-name="Text_20_body">
      <style:text-properties fo:language="de" fo:country="DE" fo:background-color="#fff200"/>
    </style:style>
    <style:style style:name="P20" style:family="paragraph" style:parent-style-name="Text_20_body">
      <style:text-properties fo:background-color="#ffffff"/>
    </style:style>
    <style:style style:name="P21" style:family="paragraph" style:parent-style-name="Text_20_body">
      <style:text-properties fo:color="#a9b7c6" style:font-name="JetBrains Mono" fo:language="de" fo:country="DE"/>
    </style:style>
    <style:style style:name="P22" style:family="paragraph" style:parent-style-name="Heading_20_1">
      <style:text-properties fo:language="de" fo:country="DE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/>
    </style:style>
    <style:style style:name="T3" style:family="text">
      <style:text-properties fo:color="#ffc66d"/>
    </style:style>
    <style:style style:name="T4" style:family="text">
      <style:text-properties fo:color="#ffc66d" style:font-name="JetBrains Mono"/>
    </style:style>
    <style:style style:name="T5" style:family="text">
      <style:text-properties style:font-name="JetBrains Mono"/>
    </style:style>
    <style:style style:name="T6" style:family="text">
      <style:text-properties fo:color="#6a8759"/>
    </style:style>
    <style:style style:name="T7" style:family="text">
      <style:text-properties fo:color="#6a8759" style:font-name="JetBrains Mono"/>
    </style:style>
    <style:style style:name="T8" style:family="text">
      <style:text-properties fo:color="#808080"/>
    </style:style>
    <style:style style:name="T9" style:family="text">
      <style:text-properties fo:color="#808080" style:font-name="JetBrains Mono"/>
    </style:style>
    <style:style style:name="T10" style:family="text">
      <style:text-properties fo:color="#6897bb" style:font-name="JetBrains Mono"/>
    </style:style>
    <style:style style:name="T11" style:family="text">
      <style:text-properties fo:color="#8888c6"/>
    </style:style>
    <style:style style:name="T12" style:family="text">
      <style:text-properties fo:color="#8888c6" style:font-name="JetBrains Mono"/>
    </style:style>
    <style:style style:name="T13" style:family="text">
      <style:text-properties fo:color="#aa4926" style:font-name="JetBrains Mono"/>
    </style:style>
    <style:style style:name="T14" style:family="text">
      <style:text-properties style:font-name="Liberation Serif1" fo:font-size="12pt"/>
    </style:style>
    <style:style style:name="T15" style:family="text">
      <style:text-properties style:font-name="Liberation Serif1" fo:font-size="12pt" fo:language="de" fo:country="DE"/>
    </style:style>
    <style:style style:name="T16" style:family="text">
      <style:text-properties fo:language="de" fo:country="D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reference-mark-start text:name="Aufgabe"/>Junior Aufgabe <text:reference-mark-end text:name="Aufgabe"/>2</text:p>
      <text:p text:style-name="P5">Team-ID: 00719 </text:p>
      <text:p text:style-name="P5">Team: YOLO</text:p>
      <text:p text:style-name="P5">Bearbeiter/-innen dieser Aufgabe:<text:line-break/>Witold Mowinski</text:p>
      <text:p text:style-name="P5"><text:date style:data-style-name="N81" text:date-value="2022-11-18T11:25:43.31" text:fixed="true">18. Novem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Inhaltsverzeichnis</text:p>
          </text:index-title>
          <text:p text:style-name="P3"><text:a xlink:type="simple" xlink:href="#__RefHeading___Toc2232_4178761632" text:style-name="Index_20_Link" text:visited-style-name="Index_20_Link"><text:span text:style-name="T16">Lösungsidee<text:tab/>1</text:span></text:a></text:p>
          <text:p text:style-name="P3"><text:a xlink:type="simple" xlink:href="#__RefHeading___Toc2234_4178761632" text:style-name="Index_20_Link" text:visited-style-name="Index_20_Link"><text:span text:style-name="T16">Umsetzung<text:tab/>1</text:span></text:a></text:p>
          <text:p text:style-name="P3"><text:a xlink:type="simple" xlink:href="#__RefHeading___Toc2236_4178761632" text:style-name="Index_20_Link" text:visited-style-name="Index_20_Link"><text:span text:style-name="T16">Beispiele<text:tab/>2</text:span></text:a></text:p>
          <text:p text:style-name="P3"><text:a xlink:type="simple" xlink:href="#__RefHeading___Toc2238_4178761632" text:style-name="Index_20_Link" text:visited-style-name="Index_20_Link"><text:span text:style-name="T16">Quellcode<text:tab/>2</text:span></text:a></text:p>
        </text:index-body>
      </text:table-of-content>
      <text:p text:style-name="P18"/>
      <text:h text:style-name="P22" text:outline-level="1"><text:bookmark-start text:name="__RefHeading___Toc2232_4178761632"/>Lösungsidee<text:bookmark-end text:name="__RefHeading___Toc2232_4178761632"/></text:h>
      <text:p text:style-name="P17">Die Werte einlesen und in ein dict einfüllen wo der <text:span text:style-name="T14">größere</text:span> Wert der key vom kleineren wert ist. Dann <text:span text:style-name="T14">rekursiv </text:span>dieses Tree durchgehen und bei jedem wert diesen in ein set einfügen, letztendlich hat man dann ein set in dem weiß dass, alle <text:span text:style-name="T14">Werte </text:span>die drin sind kleiner als der key sind. Dann nimmt man die Kette mit der <text:span text:style-name="T14">größten L</text:span>änge und geht alle anderen ketten durch und <text:span text:style-name="T14">schaut </text:span>ob in einer anderen Kette ein wert drin ist der nicht in der hauptkette ist. Wenn die hauptkette alle werte beinhaltet kann man den schwersten <text:span text:style-name="T14">Container </text:span>eindeutig bestimmen, <text:span text:style-name="T14">anders </text:span>falls nicht.</text:p>
      <text:h text:style-name="P22" text:outline-level="1"><text:bookmark-start text:name="__RefHeading___Toc2234_4178761632"/>Umsetzung<text:bookmark-end text:name="__RefHeading___Toc2234_4178761632"/></text:h>
      <text:p text:style-name="P20"><text:span text:style-name="T16">Zuerst liest man die daten ein, sodass das dict den type: Dict[str, List[str]] hat. Dann brauchen wir eine rekursive </text:span><text:span text:style-name="T15">Funktion </text:span><text:span text:style-name="T16">die ein Tree und ein immutable set als </text:span><text:span text:style-name="T15">Parameter </text:span><text:span text:style-name="T16">bekommt, die </text:span><text:span text:style-name="T15">Werte </text:span><text:span text:style-name="T16">aus dem Tree werden dabei ins set eingefügt. Dann müssen wir alle </text:span><text:span text:style-name="T15">Werte </text:span><text:span text:style-name="T16">aus dem </text:span><text:span text:style-name="T15">Haupt</text:span><text:span text:style-name="T16"> dict in die </text:span><text:span text:style-name="T15">Funktion </text:span><text:span text:style-name="T16"><text:s/>füttern und ein </text:span><text:span text:style-name="T15">neue</text:span><text:span text:style-name="T16"> list erstellen List[Tuple[str, Set[str]]] erstellen wo der erste </text:span><text:span text:style-name="T15">Wert </text:span><text:span text:style-name="T16">der key des vorherigen Dicts ist und der zweite wert das set mit all den Werten die kleiner sind als der key. Zuletzt wird nach der set </text:span><text:span text:style-name="T14">Länge</text:span><text:span text:style-name="T16"> sortiert und der </text:span><text:span text:style-name="T15">Wert </text:span><text:span text:style-name="T16"><text:s/>mit der längsten </text:span><text:span text:style-name="T15">Kette</text:span><text:span text:style-name="T16"> ist unsere Hauptkette. Um zu </text:span><text:span text:style-name="T15">überprüfen </text:span><text:span text:style-name="T16">ob die Hauptkette auch wirklich eindeutig ist gehen wie alle anderen werte durch und wenn keine Werte auftauchen die nicht in der </text:span><text:span text:style-name="T15">Haupt Kette </text:span><text:span text:style-name="T16">sind ist die Kette eindeutig.</text:span></text:p>
      <text:h text:style-name="P22" text:outline-level="1"><text:bookmark-start text:name="__RefHeading___Toc2236_4178761632"/><text:soft-page-break/><text:s/>Beispiele<text:bookmark-end text:name="__RefHeading___Toc2236_4178761632"/></text:h>
      <text:p text:style-name="P8"/>
      <text:p text:style-name="P10"><text:span text:style-name="T1">if </text:span><text:span text:style-name="T11">__name__ == </text:span><text:span text:style-name="T6">"__main__"</text:span><text:span text:style-name="T11">:</text:span></text:p>
      <text:p text:style-name="P11"><text:s text:c="4"/><text:span text:style-name="T12">print</text:span><text:span text:style-name="T5">([solve_for_biggest(d) </text:span><text:span text:style-name="T2">for </text:span><text:span text:style-name="T5">d </text:span><text:span text:style-name="T2">in </text:span><text:span text:style-name="T5">[</text:span></text:p>
      <text:p text:style-name="P11"><text:s text:c="8"/><text:span text:style-name="T5">JuniorAufgabe2.txt0</text:span><text:span text:style-name="T2">,</text:span></text:p>
      <text:p text:style-name="P11"><text:span text:style-name="T1"><text:s text:c="8"/></text:span><text:span text:style-name="T5">JuniorAufgabe2.txt1</text:span><text:span text:style-name="T2">,</text:span></text:p>
      <text:p text:style-name="P11"><text:span text:style-name="T1"><text:s text:c="8"/></text:span><text:span text:style-name="T5">JuniorAufgabe2.txt2</text:span><text:span text:style-name="T2">,</text:span></text:p>
      <text:p text:style-name="P11"><text:span text:style-name="T1"><text:s text:c="8"/></text:span><text:span text:style-name="T5">JuniorAufgabe2.txt3</text:span><text:span text:style-name="T2">,</text:span></text:p>
      <text:p text:style-name="P11"><text:span text:style-name="T1"><text:s text:c="8"/></text:span><text:span text:style-name="T5">JuniorAufgabe2.txt4</text:span></text:p>
      <text:p text:style-name="P16"><text:s text:c="4"/><text:span text:style-name="T5">]])</text:span></text:p>
      <text:p text:style-name="P12"># -&gt; [None, '4', None, None, '5']</text:p>
      <text:p text:style-name="P12"/>
      <text:p text:style-name="P12"/>
      <text:p text:style-name="P21"/>
      <text:p text:style-name="P19"/>
      <text:h text:style-name="P22" text:outline-level="1"><text:bookmark-start text:name="__RefHeading___Toc2238_4178761632"/>Quellcode<text:bookmark-end text:name="__RefHeading___Toc2238_4178761632"/></text:h>
      <text:p text:style-name="P7"><text:span text:style-name="T1">from </text:span>__future__ <text:span text:style-name="T1">import </text:span>annotations</text:p>
      <text:p text:style-name="P10"><text:span text:style-name="T1">from </text:span>typing <text:span text:style-name="T1">import </text:span>List<text:span text:style-name="T1">, </text:span>Dict</text:p>
      <text:p text:style-name="P10"><text:span text:style-name="T1">from </text:span>datasets <text:span text:style-name="T1">import </text:span>JuniorAufgabe2</text:p>
      <text:p text:style-name="P13"/>
      <text:p text:style-name="P10"><text:span text:style-name="T1">def </text:span><text:span text:style-name="T3">solve_for_biggest</text:span>(data: <text:span text:style-name="T11">str </text:span>= JuniorAufgabe2.txt4<text:span text:style-name="T1">, </text:span>*<text:span text:style-name="T1">, </text:span>null_value=<text:span text:style-name="T1">None</text:span>):</text:p>
      <text:p text:style-name="P11"><text:s text:c="4"/><text:span text:style-name="T5">data = [</text:span><text:span text:style-name="T12">tuple</text:span><text:span text:style-name="T5">(x.split(</text:span><text:span text:style-name="T7">" "</text:span><text:span text:style-name="T5">)) </text:span><text:span text:style-name="T2">for </text:span><text:span text:style-name="T5">x </text:span><text:span text:style-name="T2">in </text:span><text:span text:style-name="T5">data.split(</text:span><text:span text:style-name="T7">"</text:span><text:span text:style-name="T2">\n</text:span><text:span text:style-name="T7">"</text:span><text:span text:style-name="T5">)]</text:span></text:p>
      <text:p text:style-name="P11"><text:s text:c="4"/></text:p>
      <text:p text:style-name="P14"><text:s text:c="4"/># convert the array to a kinda binary tree</text:p>
      <text:p text:style-name="P15"><text:s text:c="4"/><text:span text:style-name="T5"># 2 -&gt; 1</text:span></text:p>
      <text:p text:style-name="P15"><text:s text:c="4"/><text:span text:style-name="T5"># 3 -&gt; 2</text:span></text:p>
      <text:p text:style-name="P11"><text:span text:style-name="T8"><text:s text:c="4"/></text:span><text:span text:style-name="T5">vs: Dict[</text:span><text:span text:style-name="T12">str</text:span><text:span text:style-name="T2">, </text:span><text:span text:style-name="T5">List[</text:span><text:span text:style-name="T12">str</text:span><text:span text:style-name="T5">]] = {}</text:span></text:p>
      <text:p text:style-name="P11"><text:s text:c="4"/><text:span text:style-name="T2">for </text:span><text:span text:style-name="T5">x</text:span><text:span text:style-name="T2">, </text:span><text:span text:style-name="T5">y </text:span><text:span text:style-name="T2">in </text:span><text:span text:style-name="T5">data:</text:span></text:p>
      <text:p text:style-name="P11"><text:s text:c="8"/><text:span text:style-name="T2">if </text:span><text:span text:style-name="T5">x </text:span><text:span text:style-name="T2">not in </text:span><text:span text:style-name="T5">vs:</text:span></text:p>
      <text:p text:style-name="P11"><text:s text:c="12"/><text:span text:style-name="T5">vs[x] = []</text:span></text:p>
      <text:p text:style-name="P11"><text:s text:c="8"/><text:span text:style-name="T5">vs[x].append(y)</text:span></text:p>
      <text:p text:style-name="P11"><text:s text:c="4"/></text:p>
      <text:p text:style-name="P14"><text:s text:c="4"/># traverse binary tree</text:p>
      <text:p text:style-name="P15"><text:s text:c="4"/><text:span text:style-name="T5"># follow all the paths and save them</text:span></text:p>
      <text:p text:style-name="P15"><text:s text:c="4"/><text:span text:style-name="T5"># 2 -&gt; 1</text:span></text:p>
      <text:p text:style-name="P15"><text:s text:c="4"/><text:span text:style-name="T5"># 3 -&gt; 2 -&gt; 1</text:span></text:p>
      <text:p text:style-name="P11"><text:span text:style-name="T8"><text:s text:c="4"/></text:span><text:span text:style-name="T2">def </text:span><text:span text:style-name="T4">rec</text:span><text:span text:style-name="T5">(values</text:span><text:span text:style-name="T2">, </text:span><text:span text:style-name="T5">chain):</text:span></text:p>
      <text:p text:style-name="P11"><text:s text:c="8"/><text:span text:style-name="T2">if </text:span><text:span text:style-name="T5">values </text:span><text:span text:style-name="T2">is None</text:span><text:span text:style-name="T5">:</text:span></text:p>
      <text:p text:style-name="P11"><text:s text:c="12"/><text:span text:style-name="T2">return</text:span></text:p>
      <text:p text:style-name="P11"><text:span text:style-name="T1"><text:s text:c="8"/></text:span><text:span text:style-name="T2">for </text:span><text:span text:style-name="T5">vl </text:span><text:span text:style-name="T2">in </text:span><text:span text:style-name="T5">values:</text:span></text:p>
      <text:p text:style-name="P11"><text:s text:c="12"/><text:span text:style-name="T5">F = vs.get(vl)</text:span></text:p>
      <text:p text:style-name="P11"><text:s text:c="12"/><text:span text:style-name="T5">chain.add(vl)</text:span></text:p>
      <text:p text:style-name="P11"><text:s text:c="12"/><text:span text:style-name="T5">rec(F</text:span><text:span text:style-name="T2">, </text:span><text:span text:style-name="T5">chain)</text:span></text:p>
      <text:p text:style-name="P10"/>
      <text:p text:style-name="P10"/>
      <text:p text:style-name="P11"><text:s text:c="4"/><text:span text:style-name="T9"># get all chains</text:span></text:p>
      <text:p text:style-name="P15"><text:s text:c="4"/><text:span text:style-name="T5"># 1</text:span></text:p>
      <text:p text:style-name="P15"><text:s text:c="4"/><text:span text:style-name="T5"># 2 1</text:span></text:p>
      <text:p text:style-name="P11"><text:span text:style-name="T8"><text:s text:c="4"/></text:span><text:span text:style-name="T5">true_king = </text:span><text:span text:style-name="T2">True</text:span></text:p>
      <text:p text:style-name="P11"><text:span text:style-name="T1"><text:s text:c="4"/></text:span><text:span text:style-name="T5">chains = []</text:span></text:p>
      <text:p text:style-name="P11"><text:s text:c="4"/><text:span text:style-name="T2">for </text:span><text:span text:style-name="T5">k</text:span><text:span text:style-name="T2">, </text:span><text:span text:style-name="T5">v </text:span><text:span text:style-name="T2">in </text:span><text:span text:style-name="T5">vs.items():</text:span></text:p>
      <text:p text:style-name="P11"><text:s text:c="8"/><text:span text:style-name="T5">chain = </text:span><text:span text:style-name="T12">set</text:span><text:span text:style-name="T5">() <text:s/></text:span><text:span text:style-name="T9"># chain as set since we done care about duplicate options</text:span></text:p>
      <text:p text:style-name="P11"><text:soft-page-break/><text:span text:style-name="T8"><text:s text:c="8"/></text:span><text:span text:style-name="T2">try</text:span><text:span text:style-name="T5">:</text:span></text:p>
      <text:p text:style-name="P11"><text:s text:c="12"/><text:span text:style-name="T5">rec(v</text:span><text:span text:style-name="T2">, </text:span><text:span text:style-name="T5">chain)</text:span></text:p>
      <text:p text:style-name="P11"><text:s text:c="8"/><text:span text:style-name="T2">except </text:span><text:span text:style-name="T12">RecursionError</text:span><text:span text:style-name="T5">: <text:s/></text:span><text:span text:style-name="T9"># prevent looping, 1 -&gt; 2 | 2 -&gt; 1</text:span></text:p>
      <text:p text:style-name="P11"><text:span text:style-name="T8"><text:s text:c="12"/></text:span><text:span text:style-name="T5">true_king = </text:span><text:span text:style-name="T2">False</text:span></text:p>
      <text:p text:style-name="P11"><text:span text:style-name="T1"><text:s text:c="8"/></text:span><text:span text:style-name="T5">chains.append((k</text:span><text:span text:style-name="T2">, </text:span><text:span text:style-name="T5">chain))</text:span></text:p>
      <text:p text:style-name="P10"/>
      <text:p text:style-name="P10"/>
      <text:p text:style-name="P11"><text:s text:c="4"/><text:span text:style-name="T2">if </text:span><text:span text:style-name="T5">true_king:</text:span></text:p>
      <text:p text:style-name="P11"><text:s text:c="8"/><text:span text:style-name="T9"># get the longest chain</text:span></text:p>
      <text:p text:style-name="P11"><text:span text:style-name="T8"><text:s text:c="8"/></text:span><text:span text:style-name="T5">srted = </text:span><text:span text:style-name="T12">sorted</text:span><text:span text:style-name="T5">(chains</text:span><text:span text:style-name="T2">, </text:span><text:span text:style-name="T13">key</text:span><text:span text:style-name="T5">=</text:span><text:span text:style-name="T2">lambda </text:span><text:span text:style-name="T5">a: </text:span><text:span text:style-name="T12">len</text:span><text:span text:style-name="T5">(a[</text:span><text:span text:style-name="T10">1</text:span><text:span text:style-name="T5">])</text:span><text:span text:style-name="T2">, </text:span><text:span text:style-name="T13">reverse</text:span><text:span text:style-name="T5">=</text:span><text:span text:style-name="T2">True</text:span><text:span text:style-name="T5">)</text:span></text:p>
      <text:p text:style-name="P11"><text:s text:c="8"/><text:span text:style-name="T9"># check there are no multiple highest, bc if there is another option it will not show in the main tree</text:span></text:p>
      <text:p text:style-name="P11"><text:span text:style-name="T8"><text:s text:c="8"/></text:span><text:span text:style-name="T5">id</text:span><text:span text:style-name="T2">, </text:span><text:span text:style-name="T5">mx = srted.pop(</text:span><text:span text:style-name="T10">0</text:span><text:span text:style-name="T5">)</text:span></text:p>
      <text:p text:style-name="P11"><text:s text:c="8"/><text:span text:style-name="T2">for </text:span><text:span text:style-name="T5">x</text:span><text:span text:style-name="T2">, </text:span><text:span text:style-name="T5">y </text:span><text:span text:style-name="T2">in </text:span><text:span text:style-name="T5">srted:</text:span></text:p>
      <text:p text:style-name="P11"><text:s text:c="12"/><text:span text:style-name="T2">if </text:span><text:span text:style-name="T5">x </text:span><text:span text:style-name="T2">not in </text:span><text:span text:style-name="T5">mx: <text:s/></text:span><text:span text:style-name="T9"># &lt;- this prevents that</text:span></text:p>
      <text:p text:style-name="P11"><text:span text:style-name="T8"><text:s text:c="16"/></text:span><text:span text:style-name="T5">true_king = </text:span><text:span text:style-name="T2">False</text:span></text:p>
      <text:p text:style-name="P11"><text:span text:style-name="T1"><text:s text:c="4"/></text:span><text:span text:style-name="T2">else</text:span><text:span text:style-name="T5">:</text:span></text:p>
      <text:p text:style-name="P11"><text:s text:c="8"/><text:span text:style-name="T5">id = </text:span><text:span text:style-name="T2">None</text:span></text:p>
      <text:p text:style-name="P11"><text:span text:style-name="T1"><text:s text:c="4"/></text:span><text:span text:style-name="T2">return </text:span><text:span text:style-name="T5">id </text:span><text:span text:style-name="T2">if </text:span><text:span text:style-name="T5">true_king </text:span><text:span text:style-name="T2">else </text:span><text:span text:style-name="T5">null_value</text:span></text:p>
      <text:p text:style-name="P10"/>
      <text:p text:style-name="P10"/>
      <text:p text:style-name="P10"><text:span text:style-name="T1">if </text:span>__name__ == <text:span text:style-name="T6">"__main__"</text:span>:</text:p>
      <text:p text:style-name="P11"><text:s text:c="4"/><text:span text:style-name="T12">print</text:span><text:span text:style-name="T5">([solve_for_biggest(d) </text:span><text:span text:style-name="T2">for </text:span><text:span text:style-name="T5">d </text:span><text:span text:style-name="T2">in </text:span><text:span text:style-name="T5">[</text:span></text:p>
      <text:p text:style-name="P11"><text:s text:c="8"/><text:span text:style-name="T5">JuniorAufgabe2.txt0</text:span><text:span text:style-name="T2">,</text:span></text:p>
      <text:p text:style-name="P11"><text:span text:style-name="T1"><text:s text:c="8"/></text:span><text:span text:style-name="T5">JuniorAufgabe2.txt1</text:span><text:span text:style-name="T2">,</text:span></text:p>
      <text:p text:style-name="P11"><text:span text:style-name="T1"><text:s text:c="8"/></text:span><text:span text:style-name="T5">JuniorAufgabe2.txt2</text:span><text:span text:style-name="T2">,</text:span></text:p>
      <text:p text:style-name="P11"><text:span text:style-name="T1"><text:s text:c="8"/></text:span><text:span text:style-name="T5">JuniorAufgabe2.txt3</text:span><text:span text:style-name="T2">,</text:span></text:p>
      <text:p text:style-name="P11"><text:span text:style-name="T1"><text:s text:c="8"/></text:span><text:span text:style-name="T5">JuniorAufgabe2.txt4</text:span></text:p>
      <text:p text:style-name="P16"><text:s text:c="4"/><text:span text:style-name="T5">]])</text:span>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Liberation Serif1" svg:font-family="'Liberation Serif', serif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size="8pt" style:letter-kerning="true" style:font-name-asian="Mangal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loext:contextual-spacing="false" fo:margin-top="0.423cm" fo:margin-bottom="0.212cm" fo:hyphenation-ladder-count="no-limit" fo:keep-with-next="always"/>
      <style:text-properties style:font-name="Liberation Serif" fo:font-size="16pt" fo:font-weight="bold" style:letter-kerning="true" style:font-name-asian="FreeSans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prechblasentext_20_Zchn" style:display-name="Sprechblasentext Zchn" style:family="text">
      <style:text-properties style:font-name="Tahoma" fo:font-size="8pt" style:letter-kerning="true" style:font-name-asian="Mangal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>
          <style:background-image/>
        </style:header-footer-properties>
      </style:header-style>
      <style:footer-style>
        <style:header-footer-properties fo:min-height="0.61cm" fo:margin-left="0cm" fo:margin-right="0cm" fo:margin-top="0.508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unior Aufgabe 2<text:tab/><text:tab/>Team-ID: 00719 </text:p>
      </style:header>
      <style:footer>
        <text:p text:style-name="MP2"><text:tab/><text:page-number text:select-page="current">3</text:page-number>/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11:25:45</meta:creation-date>
    <meta:editing-duration>PT44M47S</meta:editing-duration>
    <meta:editing-cycles>8</meta:editing-cycles>
    <meta:generator>OpenOffice/4.1.13$Win32 OpenOffice.org_project/4113m1$Build-9810</meta:generator>
    <meta:initial-creator>a a</meta:initial-creator>
    <dc:date>2022-11-20T13:07:08.44</dc:date>
    <dc:creator>a a</dc:creator>
    <meta:document-statistic meta:table-count="0" meta:image-count="0" meta:object-count="0" meta:page-count="3" meta:paragraph-count="84" meta:word-count="532" meta:character-count="3546"/>
  </office:meta>
</office:document-meta>
</file>